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4"/>SNU developer log day 464</text:h>
      <text:p text:style-name="P1">I have been putting more time into a web application for personal use, so that I don't become rusty with web development while SNU development remains light. This project has been getting a lot of work put into it again; lately. For SNU, I am in the final months of the separate update log and developer log exports. It should come to a close within the next week, but then I also have to do weekly entries as well.</text:p>
      <text:p text:style-name="P1">I am worried about what it is going to be like getting back into SNU development and innovations (other than what I have been doing for a few weeks now) after I finish. I haven't innovated SNU in nearly a full month now. Today was an OK day for development, but the same thing as yesterday was done again today.</text:p>
      <text:p text:style-name="Text_20_body"><text:span text:style-name="T1">Sean Patrick Myrick on May 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6:25:08.111000000</meta:creation-date>
    <dc:date>2020-05-09T16:25:32.836000000</dc:date>
    <meta:editing-duration>PT26S</meta:editing-duration>
    <meta:editing-cycles>1</meta:editing-cycles>
    <meta:document-statistic meta:table-count="0" meta:image-count="0" meta:object-count="0" meta:page-count="1" meta:paragraph-count="4" meta:word-count="151" meta:character-count="786" meta:non-whitespace-character-count="639"/>
    <meta:generator>LibreOffice/6.1.2.1$Windows_X86_64 LibreOffice_project/65905a128db06ba48db947242809d14d3f9a93fe</meta:generator>
  </office:meta>
</office:document-meta>
</file>